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ffe9e" officeooo:paragraph-rsid="000ffe9e"/>
    </style:style>
    <style:style style:name="P2" style:family="paragraph" style:parent-style-name="Text_20_body">
      <style:text-properties officeooo:rsid="000ffe9e" officeooo:paragraph-rsid="000ffe9e"/>
    </style:style>
    <style:style style:name="P3" style:family="paragraph" style:parent-style-name="Text_20_body">
      <style:text-properties officeooo:paragraph-rsid="000ffe9e"/>
    </style:style>
    <style:style style:name="P4" style:family="paragraph" style:parent-style-name="Text_20_body">
      <style:text-properties officeooo:rsid="001192f8" officeooo:paragraph-rsid="001192f8"/>
    </style:style>
    <style:style style:name="P5" style:family="paragraph" style:parent-style-name="Text_20_body">
      <style:text-properties officeooo:rsid="001341fc" officeooo:paragraph-rsid="001341fc"/>
    </style:style>
    <style:style style:name="P6" style:family="paragraph" style:parent-style-name="Text_20_body">
      <style:text-properties officeooo:rsid="001518a9" officeooo:paragraph-rsid="001518a9"/>
    </style:style>
    <style:style style:name="P7" style:family="paragraph" style:parent-style-name="Text_20_body">
      <style:text-properties officeooo:rsid="00162159" officeooo:paragraph-rsid="00162159"/>
    </style:style>
    <style:style style:name="P8" style:family="paragraph" style:parent-style-name="Text_20_body">
      <style:text-properties officeooo:rsid="001a635c" officeooo:paragraph-rsid="001a635c"/>
    </style:style>
    <style:style style:name="P9" style:family="paragraph" style:parent-style-name="Text_20_body">
      <style:text-properties officeooo:rsid="001c418c" officeooo:paragraph-rsid="001c418c"/>
    </style:style>
    <style:style style:name="P10" style:family="paragraph" style:parent-style-name="Text_20_body">
      <style:text-properties officeooo:rsid="000ffe9e" officeooo:paragraph-rsid="000ffe9e"/>
    </style:style>
    <style:style style:name="P11" style:family="paragraph" style:parent-style-name="Text_20_body">
      <style:text-properties officeooo:rsid="001cb660" officeooo:paragraph-rsid="001cb660"/>
    </style:style>
    <style:style style:name="P12" style:family="paragraph" style:parent-style-name="Text_20_body">
      <style:text-properties officeooo:rsid="001d6195" officeooo:paragraph-rsid="001d6195"/>
    </style:style>
    <style:style style:name="P13" style:family="paragraph" style:parent-style-name="Text_20_body">
      <style:text-properties officeooo:rsid="001192f8" officeooo:paragraph-rsid="001192f8"/>
    </style:style>
    <style:style style:name="P14" style:family="paragraph" style:parent-style-name="Text_20_body">
      <style:text-properties officeooo:rsid="001f503a" officeooo:paragraph-rsid="001f503a"/>
    </style:style>
    <style:style style:name="P15" style:family="paragraph" style:parent-style-name="Text_20_body">
      <style:text-properties officeooo:rsid="002120cc" officeooo:paragraph-rsid="002120cc"/>
    </style:style>
    <style:style style:name="P16" style:family="paragraph" style:parent-style-name="Heading_20_1">
      <style:text-properties officeooo:rsid="000ffe9e" officeooo:paragraph-rsid="000ffe9e"/>
    </style:style>
    <style:style style:name="T1" style:family="text">
      <style:text-properties officeooo:rsid="001192f8"/>
    </style:style>
    <style:style style:name="T2" style:family="text">
      <style:text-properties officeooo:rsid="001341fc"/>
    </style:style>
    <style:style style:name="T3" style:family="text">
      <style:text-properties officeooo:rsid="001518a9"/>
    </style:style>
    <style:style style:name="T4" style:family="text">
      <style:text-properties officeooo:rsid="00162159"/>
    </style:style>
    <style:style style:name="T5" style:family="text">
      <style:text-properties officeooo:rsid="0016c5a0"/>
    </style:style>
    <style:style style:name="T6" style:family="text">
      <style:text-properties officeooo:rsid="0017efea"/>
    </style:style>
    <style:style style:name="T7" style:family="text">
      <style:text-properties officeooo:rsid="001add1d"/>
    </style:style>
    <style:style style:name="T8" style:family="text">
      <style:text-properties officeooo:rsid="001f503a"/>
    </style:style>
    <style:style style:name="T9" style:family="text">
      <style:text-properties officeooo:rsid="00205b4d"/>
    </style:style>
    <style:style style:name="T10" style:family="text">
      <style:text-properties officeooo:rsid="00215d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sitos</text:p>
      <text:p text:style-name="P2"/>
      <text:h text:style-name="P16" text:outline-level="1">Requisitos funcionais</text:h>
      <text:p text:style-name="P3"/>
      <text:p text:style-name="P2">RF1 – O Sistema deverá disponibilizar acesso aos administradores da aplicação.</text:p>
      <text:p text:style-name="P2">RF2 – O Sistema deverá disponibilizar o cadastro dos serviços públicos pelos Administradores da aplicação.</text:p>
      <text:p text:style-name="P2">RF3 – O Sistema deverá gerar um alerta para os responsáveis de cada serviço público que houver reclamação.</text:p>
      <text:p text:style-name="P2">RF4 – O Sistema deverá autenticar o número do telefone do usuário da aplicação.</text:p>
      <text:p text:style-name="P2">RF5 – O Sistema deverá permitir que o usuário informe um problema nos serviços públicos.</text:p>
      <text:p text:style-name="P2">RF6 – O Sistema deverá apresentar um gráfico com os problemas nos serviços públicos.</text:p>
      <text:p text:style-name="P2">RF<text:span text:style-name="T9">7</text:span> – O Sistema deverá permitir que os responsáveis de cada serviço público informem quando um problema for resolvido <text:span text:style-name="T10">ou quando espera-se que seja resolvido</text:span>.</text:p>
      <text:p text:style-name="P2">RF<text:span text:style-name="T9">8</text:span> – O Sistema deverá permitir que os usuários verifiquem as reclamações através de um mapa.</text:p>
      <text:p text:style-name="P11">RF<text:span text:style-name="T9">9</text:span> – O Sistema deverá encaminhar uma notificação para os usuários que incluíram a reclamação, sempre que um problema for resolvido.</text:p>
      <text:p text:style-name="P2"/>
      <text:h text:style-name="P16" text:outline-level="1">Requisitos não-funcionais</text:h>
      <text:p text:style-name="P2">RNF1 – Os administradores acessarão a aplicação via WEB, enquanto os usuários acessarão a aplicação via celular (android).</text:p>
      <text:p text:style-name="P2">RNF2 – <text:span text:style-name="T6">A autenticação do usuário será feita por mensagem para o celular.</text:span></text:p>
      <text:p text:style-name="P12">RNF3 – Os responsáveis pelos serviços públicos deverão interagir com o sistema através da aplicação WEB.</text:p>
      <text:p text:style-name="P3"/>
      <text:h text:style-name="P16" text:outline-level="1">Regras de negócio</text:h>
      <text:p text:style-name="P3"/>
      <text:p text:style-name="P2">RN1 – <text:span text:style-name="T1">Os administradores deverão ser identificados por nome, CPF, telefones.</text:span></text:p>
      <text:p text:style-name="P4">RN2 – Os administradores poderão incluir os tipos de serviços públicos que permitem reclamação dos usuários.</text:p>
      <text:p text:style-name="P4"><text:soft-page-break/>RN3 – Os tipos de serviço público poderão ser via<text:span text:style-name="T2">s</text:span>, calçadas, iluminação, saneamento, energia elétrica, abastecimento de água, etc. <text:span text:style-name="T2">E deverão contar com nome da empresa responsável, CNPJ, telefones de contato, nome do responsável, telefone do responsável e endereço.</text:span></text:p>
      <text:p text:style-name="P14">RN4 – Um serviço público pode possuir mais de uma empresa responsável pela solução.</text:p>
      <text:p text:style-name="P5">RN<text:span text:style-name="T8">5</text:span> – Os usuários serão identificados apenas pelo número do celular, que deverá ser autenticado. Porém, o número do telefone não deverá aparecer na aplicação. </text:p>
      <text:p text:style-name="P5">RN<text:span text:style-name="T8">6</text:span> – Os usuários deverão possuir um nível de confiança que determinará se suas reclamações aparecerão para os outros usuários imediatamente ou se será necessário que outros usuários reclamem do mesmo problema para que apareça para todos.</text:p>
      <text:p text:style-name="P5">RN<text:span text:style-name="T8">7</text:span> – <text:span text:style-name="T3">O usuário poderá incluir fotos do problema que está relatando pelo app. </text:span></text:p>
      <text:p text:style-name="P6">RN<text:span text:style-name="T8">8</text:span> – <text:span text:style-name="T4">A reclamação do usuário deverá incluir a localização do problema (latitude e longitude), uma categoria de serviço público, as fotos (opcional) e a descrição da reclamação (opcional).</text:span></text:p>
      <text:p text:style-name="P7">RN<text:span text:style-name="T8">9</text:span> – <text:span text:style-name="T5">Os usuários deverão possuir um perfil que apresente o nível de confiança em suas reclamações e uma identificação (opcional).</text:span></text:p>
      <text:p text:style-name="P8">RN<text:span text:style-name="T8">10</text:span> – O gráfico com os problemas dos serviços públicos deverá ser no formato pizza.</text:p>
      <text:p text:style-name="P8">RN1<text:span text:style-name="T8">1</text:span> – <text:span text:style-name="T7">Quando uma reclamação for registrada, o sistema deverá marcar no mapa a reclamação na posição do problema.</text:span></text:p>
      <text:p text:style-name="P9">RN1<text:span text:style-name="T8">2</text:span> – Quando um problema for resolvido, os usuários que realizaram a reclamação deverão ser notificados.</text:p>
      <text:p text:style-name="P15">RN13 – O Sistema deverá apresentar diversos filtros para a apresentação do gráfico, sendo que alguns deles são: problemas/bairro, problemas/categoria, problemas/soluções, problemas/cidade, etc.</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4:41:26.382000000</meta:creation-date>
    <dc:date>2017-05-29T16:06:30.146000000</dc:date>
    <meta:editing-duration>PT1H10M26S</meta:editing-duration>
    <meta:editing-cycles>17</meta:editing-cycles>
    <meta:generator>LibreOffice/5.3.2.2$Windows_x86 LibreOffice_project/6cd4f1ef626f15116896b1d8e1398b56da0d0ee1</meta:generator>
    <meta:document-statistic meta:table-count="0" meta:image-count="0" meta:object-count="0" meta:page-count="2" meta:paragraph-count="29" meta:word-count="458" meta:character-count="3115" meta:non-whitespace-character-count="2659"/>
  </office:meta>
</office:document-meta>
</file>